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ca30" officeooo:paragraph-rsid="0009ca30" style:font-weight-asian="bold" style:font-weight-complex="bold"/>
    </style:style>
    <style:style style:name="T1" style:family="text">
      <style:text-properties officeooo:rsid="000b4264"/>
    </style:style>
    <style:style style:name="T2" style:family="text">
      <style:text-properties officeooo:rsid="000cf9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UNCTIONS OF T</text:span><text:span text:style-name="T2">HE </text:span><text:span text:style-name="T1">CODE</text:span></text:p>
      <text:p text:style-name="Standard"/>
      <text:p text:style-name="Standard">Section 1: Importing Libraries</text:p>
      <text:p text:style-name="Standard">You're importing necessary libraries for data analysis and visualization:</text:p>
      <text:p text:style-name="Standard"/>
      <text:p text:style-name="Standard">pandasfor data manipulation</text:p>
      <text:p text:style-name="Standard">seaborn and matplotlib <text:s/>for visualization</text:p>
      <text:p text:style-name="Standard">sklearn for machine learning tasks</text:p>
      <text:p text:style-name="Standard"/>
      <text:p text:style-name="Standard">Section 2: Loading Data</text:p>
      <text:p text:style-name="Standard">You're loading the 'heart.csv' dataset into a pandas DataFrame called `heart_df`.</text:p>
      <text:p text:style-name="Standard"/>
      <text:p text:style-name="Standard">Section 3: Exploring Data</text:p>
      <text:p text:style-name="Standard">You're displaying the structure and summary of the dataset using:</text:p>
      <text:p text:style-name="Standard"/>
      <text:p text:style-name="Standard">- heart_df.info() for data types and counts</text:p>
      <text:p text:style-name="Standard">- `heart_df.head() for the first few rows</text:p>
      <text:p text:style-name="Standard"/>
      <text:p text:style-name="Standard">Section 4: Correlation Analysis</text:p>
      <text:p text:style-name="Standard">You're creating a heatmap to visualize the correlation between features:</text:p>
      <text:p text:style-name="Standard"/>
      <text:p text:style-name="Standard">corr() calculates the correlation matrix</text:p>
      <text:p text:style-name="Standard">-sns.heatmap() creates the heatmap</text:p>
      <text:p text:style-name="Standard"/>
      <text:p text:style-name="Standard">Section 5: Preparing Data for Classification</text:p>
      <text:p text:style-name="Standard">You're splitting the data into features (X) and the target variable (y):</text:p>
      <text:p text:style-name="Standard"/>
      <text:p text:style-name="Standard">X = heart_df.drop(columns=['target'])` drops the target column</text:p>
      <text:p text:style-name="Standard">y = heart_df['target']` selects the target column</text:p>
      <text:p text:style-name="Standard"/>
      <text:p text:style-name="Standard">Section 6: Splitting Data into Training and Testing Sets</text:p>
      <text:p text:style-name="Standard">You're using `train_test_split()` to split the data into training and testing sets:</text:p>
      <text:p text:style-name="Standard"/>
      <text:p text:style-name="Standard">X_train`, `X_test`, `y_train`, `y_test` are the resulting datasets</text:p>
      <text:p text:style-name="Standard"/>
      <text:p text:style-name="Standard">Section 7: Building a Basic Classification Model</text:p>
      <text:p text:style-name="Standard">You're using `RandomForestClassifier()` to build a classification model:</text:p>
      <text:p text:style-name="Standard"/>
      <text:p text:style-name="Standard">model.fit(X_train, y_train)` trains the model on the training data</text:p>
      <text:p text:style-name="Standard"/>
      <text:p text:style-name="Standard">Section 8: Evaluating the Model</text:p>
      <text:p text:style-name="Standard">You're using `classification_report()` to evaluate the model's performance:</text:p>
      <text:p text:style-name="Standard"/>
      <text:p text:style-name="Standard">y_pred = model.predict(X_test) makes predictions on the testing data</text:p>
      <text:p text:style-name="Standard">- `report = classification_report(y_test, y_pred)` generates the classification report</text:p>
      <text:p text:style-name="Standard"/>
      <text:p text:style-name="Standard">Section 9: Scaling Features for Clustering</text:p>
      <text:p text:style-name="Standard">You're using `StandardScaler()` to scale the features for clustering:</text:p>
      <text:p text:style-name="Standard"/>
      <text:p text:style-name="Standard"><text:soft-page-break/>- `scaler.fit_transform(X)` scales the features</text:p>
      <text:p text:style-name="Standard"/>
      <text:p text:style-name="Standard">*Section 10: Performing K-Means Clustering*</text:p>
      <text:p text:style-name="Standard">You're using `KMeans()` to perform clustering:</text:p>
      <text:p text:style-name="Standard"/>
      <text:p text:style-name="Standard">- `kmeans.fit_predict(scaled_features)` performs the clustering</text:p>
      <text:p text:style-name="Standard"/>
      <text:p text:style-name="Standard">Section 11: Visualizing Clusters</text:p>
      <text:p text:style-name="Standard">You're creating scatter plots to visualize the clusters:</text:p>
      <text:p text:style-name="Standard"/>
      <text:p text:style-name="Standard">- `sns.scatterplot()` creates the scatter plots</text:p>
      <text:p text:style-name="Standard"/>
      <text:p text:style-name="Standard">Section 12: Analyzing Clustering Results</text:p>
      <text:p text:style-name="Standard">You're analyzing the clustering results:</text:p>
      <text:p text:style-name="Standard"/>
      <text:p text:style-name="Standard">- `heart_df.groupby('cluster').mean()` calculates the mean feature values by cluster</text:p>
      <text:p text:style-name="Standard"/>
      <text:p text:style-name="Standard">Section 13: Visualizing Cluster Distribution</text:p>
      <text:p text:style-name="Standard">You're creating additional visualizations to explore the cluster distribution:</text:p>
      <text:p text:style-name="Standard"/>
      <text:p text:style-name="Standard">- `sns.scatterplot()`, `sns.boxplot()`, `sns.histplot()`, and `sns.pairplot()` create the visualizations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19:14:36.906950952</meta:creation-date>
    <dc:date>2025-04-01T19:31:23.590646837</dc:date>
    <meta:editing-duration>PT6M34S</meta:editing-duration>
    <meta:editing-cycles>2</meta:editing-cycles>
    <meta:generator>LibreOffice/24.8.5.2$Linux_X86_64 LibreOffice_project/480$Build-2</meta:generator>
    <meta:document-statistic meta:table-count="0" meta:image-count="0" meta:object-count="0" meta:page-count="2" meta:paragraph-count="45" meta:word-count="308" meta:character-count="2394" meta:non-whitespace-character-count="2130"/>
  </office:meta>
</office:document-meta>
</file>